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fo:language="en" fo:country="GB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Nimbus Roman No9 L" fo:font-size="12pt" fo:language="en" fo:country="US" fo:font-weight="normal"/>
    </style:style>
    <style:style style:name="P3" style:family="paragraph" style:parent-style-name="Normal">
      <style:text-properties fo:color="#000000" fo:language="en" fo:country="GB"/>
    </style:style>
    <style:style style:name="P4" style:family="paragraph" style:parent-style-name="Normal">
      <style:paragraph-properties fo:text-align="justify" style:justify-single-word="false"/>
      <style:text-properties fo:color="#000000" fo:language="en" fo:country="GB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Heading_20_1">
      <style:paragraph-properties fo:text-align="justify" style:justify-single-word="false"/>
      <style:text-properties fo:color="#000000" fo:language="en" fo:country="GB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color="#000000" fo:language="en" fo:country="GB"/>
    </style:style>
    <style:style style:name="P8" style:family="paragraph" style:parent-style-name="Heading_20_3">
      <style:paragraph-properties fo:text-align="justify" style:justify-single-word="false"/>
      <style:text-properties fo:color="#000000" fo:language="en" fo:country="GB"/>
    </style:style>
    <style:style style:name="P9" style:family="paragraph" style:parent-style-name="Heading_20_3">
      <style:paragraph-properties fo:text-align="justify" style:justify-single-word="false"/>
      <style:text-properties fo:color="#000000" style:font-name="Nimbus Sans L" fo:font-size="14pt" fo:language="en" fo:country="US" fo:font-weight="bold"/>
    </style:style>
    <style:style style:name="P10" style:family="paragraph" style:parent-style-name="Text_20_body">
      <style:paragraph-properties fo:text-align="start" style:justify-single-word="false" style:writing-mode="lr-tb"/>
      <style:text-properties fo:color="#000000" fo:language="en" fo:country="GB" fo:font-weight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000000" fo:language="en" fo:country="GB" fo:font-weight="normal"/>
    </style:style>
    <style:style style:name="T1" style:family="text">
      <style:text-properties style:font-name="Nimbus Roman No9 L" fo:font-size="12pt" fo:language="en" fo:country="US" fo:font-weight="normal"/>
    </style:style>
    <style:style style:name="T2" style:family="text">
      <style:text-properties style:font-name="DejaVu Sans Mono" fo:font-size="10pt"/>
    </style:style>
    <style:style style:name="T3" style:family="text">
      <style:text-properties officeooo:rsid="001cdba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<text:span text:style-name="T3">29</text:span>: html parsing functions</text:p>
        <text:p text:style-name="P7"/>
        <text:p text:style-name="P4"/>
        <text:p text:style-name="P4">Version: 1.0</text:p>
        <text:p text:style-name="P4">Author: Calixte DENIZET</text:p>
        <text:p text:style-name="P4">Review:</text:p>
        <text:p text:style-name="P4">Commented:</text:p>
        <text:p text:style-name="P4">State: DRAFT</text:p>
        <text:p text:style-name="P4">Scilab-Version: Scilab 5.5.0</text:p>
        <text:p text:style-name="P4">Vote: No</text:p>
        <text:p text:style-name="P4">Created: August 19th, 2013</text:p>
        <text:p text:style-name="P7"/>
        <text:p text:style-name="P4"/>
        <text:p text:style-name="P9">Abstract</text:p>
        <text:p text:style-name="P2"><text:span text:style-name="T1">This SEP describes </text:span>functions to read html documents.</text:p>
        <text:p text:style-name="P4"/>
        <text:p text:style-name="P8">Rationale</text:p>
        <text:p text:style-name="P11">Since data can be found in HTML files and since Scilab has yet XML features, functions which give the ability to parse HTML files should be available. </text:p>
        <text:p text:style-name="P10"/>
        <text:p text:style-name="P10">The following functions will be introduced:</text:p>
        <text:p text:style-name="P10">doc = htmlRead(path) </text:p>
        <text:p text:style-name="P10">function to parse a html file with given path. A classical dom tree is returned.</text:p>
        <text:p text:style-name="P10"/>
        <text:p text:style-name="P10">doc = htmlReadStr(htmlCode) </text:p>
        <text:p text:style-name="P10">function to parse a string containing html. A classical dom tree is returned.</text:p>
        <text:p text:style-name="P10"/>
        <text:p text:style-name="P10">htmlWrite(doc [, filename] [, indent])</text:p>
        <text:p text:style-name="P10">function to write a html file from a dom tree.</text:p>
        <text:p text:style-name="P10"/>
        <text:p text:style-name="P10">htmlDump(doc [, indent])</text:p>
        <text:p text:style-name="P10">function to dump a dom tree.</text:p>
        <text:p text:style-name="P10"/>
        <text:p text:style-name="P8">Example Usage</text:p>
        <text:p text:style-name="P10"/>
        <text:p text:style-name="P10">﻿doc = htmlRead("http://www.scilab.org");</text:p>
        <text:p text:style-name="P10">e = doc.root.children(1).children(1)</text:p>
        <text:p text:style-name="P10"><text:soft-page-break/>e.name</text:p>
        <text:p text:style-name="P10">e.content</text:p>
        <text:p text:style-name="P10">// Now we can retrieve all the nodes with an 'href' attribute</text:p>
        <text:p text:style-name="P10">q = xmlXPath(doc, "//*[@href]");</text:p>
        <text:p text:style-name="P10">q(1).attributes</text:p>
        <text:p text:style-name="P10">// We delete the doc</text:p>
        <text:p text:style-name="P10">xmlDelete(doc);</text:p>
        <text:p text:style-name="P10"/>
        <text:p text:style-name="P8">Changelog</text:p>
        <text:p text:style-name="P1"><text:tab/><text:span text:style-name="T2">1.0 – Initial Version </text:span></text:p>
        <text:p text:style-name="P8">Copyright</text:p>
        <text:p text:style-name="P3"><text:tab/>This document has been placed under the license CeCILL-B.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0.998cm" fo:margin-right="0cm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text-properties style:font-name="DejaVu Sans Mono" fo:font-family="'DejaVu Sans Mono'" fo:font-size="10pt"/>
    </style:style>
    <style:style style:name="Heading_20_3" style:display-name="Heading 3" style:family="paragraph" style:next-style-name="Text_20_body" style:class="text">
      <style:paragraph-properties fo:margin-top="0.423cm" fo:margin-bottom="0.212cm" style:contextual-spacing="false" style:writing-mode="lr-tb"/>
      <style:text-properties style:font-name="Nimbus Sans L" fo:font-family="'Nimbus Sans L'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423cm" fo:margin-bottom="0.212cm" style:contextual-spacing="false" style:writing-mode="lr-tb"/>
      <style:text-properties style:font-name="Nimbus Sans L" fo:font-family="'Nimbus Sans L'" fo:font-size="16.1000003814697pt" fo:font-weight="bold"/>
    </style:style>
    <style:style style:name="Bullet_20_Symbols_5f_text_5f_text_5f_text_5f_text_5f_text" style:display-name="Bullet Symbols_text_text_text_text_text" style:family="text">
      <style:text-properties style:font-name="StarSymbol" fo:font-family="StarSymbol" fo:font-size="9pt"/>
    </style:style>
    <style:style style:name="Teletype_5f_text_5f_text_5f_text_5f_text_5f_text" style:display-name="Teletype_text_text_text_text_text" style:family="text">
      <style:text-properties style:font-name="DejaVu Sans Mono" fo:font-family="'DejaVu Sans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harlotte Hecquet</meta:initial-creator>
    <dc:creator>Vincent COUVERT</dc:creator>
    <meta:creation-date>2013-04-09T14:29:30</meta:creation-date>
    <dc:date>2014-03-14T14:00:27.967947972</dc:date>
    <meta:editing-duration>PT9M56S</meta:editing-duration>
    <meta:editing-cycles>4</meta:editing-cycles>
    <meta:document-statistic meta:table-count="0" meta:image-count="0" meta:object-count="0" meta:page-count="2" meta:paragraph-count="36" meta:word-count="172" meta:character-count="1110" meta:non-whitespace-character-count="968"/>
  </office:meta>
</office:document-meta>
</file>